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06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libor</text:p>
          </table:table-cell>
          <table:table-cell office:value-type="string">
            <text:p>zero rate</text:p>
          </table:table-cell>
          <table:table-cell office:value-type="string">
            <text:p>paying (annually)</text:p>
          </table:table-cell>
          <table:table-cell table:number-columns-repeated="3"/>
          <table:table-cell office:value-type="string">
            <text:p>k</text:p>
          </table:table-cell>
        </table:table-row>
        <table:table-row table:style-name="ro2">
          <table:table-cell office:value-type="float" office:value="0.03228">
            <text:p>0.03228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float</text:p>
          </table:table-cell>
          <table:table-cell table:number-columns-repeated="5"/>
        </table:table-row>
        <table:table-row table:style-name="ro2">
          <table:table-cell office:value-type="string">
            <text:p>time(years)</text:p>
          </table:table-cell>
          <table:table-cell office:value-type="string">
            <text:p>present val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formula="of:=EXP(-0.04*(5-[.A6]))" office:value-type="float" office:value="0.818730753077982">
            <text:p>0.8187307531</text:p>
          </table:table-cell>
          <table:table-cell office:value-type="float" office:value="0">
            <text:p>0</text:p>
          </table:table-cell>
          <table:table-cell table:formula="of:=SUM([.C6:.C6])" office:value-type="float" office:value="0">
            <text:p>0</text:p>
          </table:table-cell>
          <table:table-cell table:formula="of:=[.D6]*0.5*[.B6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table:formula="of:=EXP(-0.04*(5-[.A7]))" office:value-type="float" office:value="0.835270211411272">
            <text:p>0.8352702114</text:p>
          </table:table-cell>
          <table:table-cell table:formula="of:=(1/[.A7])*([.B6]/[.B7]-1)" office:value-type="float" office:value="-0.0396026533864895">
            <text:p>-0.0396026534</text:p>
          </table:table-cell>
          <table:table-cell table:formula="of:=SUM([.C6:.C7])" office:value-type="float" office:value="-0.0396026533864895">
            <text:p>-0.0396026534</text:p>
          </table:table-cell>
          <table:table-cell table:formula="of:=[.D7]*0.5*[.B7]" office:value-type="float" office:value="-0.0165394583332902">
            <text:p>-0.016539458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EXP(-0.04*(5-[.A8]))" office:value-type="float" office:value="0.852143788966211">
            <text:p>0.852143789</text:p>
          </table:table-cell>
          <table:table-cell table:formula="of:=(1/[.A8])*([.B7]/[.B8]-1)" office:value-type="float" office:value="-0.0198013266932447">
            <text:p>-0.0198013267</text:p>
          </table:table-cell>
          <table:table-cell table:formula="of:=SUM([.C6:.C8])" office:value-type="float" office:value="-0.0594039800797342">
            <text:p>-0.0594039801</text:p>
          </table:table-cell>
          <table:table-cell table:formula="of:=[.D8]*0.5*[.B8]" office:value-type="float" office:value="-0.025310366332409">
            <text:p>-0.0253103663</text:p>
          </table:table-cell>
          <table:table-cell table:number-columns-repeated="2"/>
        </table:table-row>
        <table:table-row table:style-name="ro2">
          <table:table-cell office:value-type="float" office:value="1.5">
            <text:p>1.5</text:p>
          </table:table-cell>
          <table:table-cell table:formula="of:=EXP(-0.04*(5-[.A9]))" office:value-type="float" office:value="0.869358235398806">
            <text:p>0.8693582354</text:p>
          </table:table-cell>
          <table:table-cell table:formula="of:=(1/[.A9])*([.B8]/[.B9]-1)" office:value-type="float" office:value="-0.0132008844621632">
            <text:p>-0.0132008845</text:p>
          </table:table-cell>
          <table:table-cell table:formula="of:=SUM([.C6:.C9])" office:value-type="float" office:value="-0.0726048645418974">
            <text:p>-0.0726048645</text:p>
          </table:table-cell>
          <table:table-cell table:formula="of:=[.D9]*0.5*[.B9]" office:value-type="float" office:value="-0.0315598184597566">
            <text:p>-0.031559818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EXP(-0.04*(5-[.A10]))" office:value-type="float" office:value="0.886920436717158">
            <text:p>0.8869204367</text:p>
          </table:table-cell>
          <table:table-cell table:formula="of:=(1/[.A10])*([.B9]/[.B10]-1)" office:value-type="float" office:value="-0.00990066334662232">
            <text:p>-0.0099006633</text:p>
          </table:table-cell>
          <table:table-cell table:formula="of:=SUM([.C6:.C10])" office:value-type="float" office:value="-0.0825055278885197">
            <text:p>-0.0825055279</text:p>
          </table:table-cell>
          <table:table-cell table:formula="of:=[.D10]*0.5*[.B10]" office:value-type="float" office:value="-0.0365879194132328">
            <text:p>-0.0365879194</text:p>
          </table:table-cell>
          <table:table-cell table:number-columns-repeated="2"/>
        </table:table-row>
        <table:table-row table:style-name="ro2">
          <table:table-cell office:value-type="float" office:value="2.5">
            <text:p>2.5</text:p>
          </table:table-cell>
          <table:table-cell table:formula="of:=EXP(-0.04*(5-[.A11]))" office:value-type="float" office:value="0.90483741803596">
            <text:p>0.904837418</text:p>
          </table:table-cell>
          <table:table-cell table:formula="of:=(1/[.A11])*([.B10]/[.B11]-1)" office:value-type="float" office:value="-0.00792053067729786">
            <text:p>-0.0079205307</text:p>
          </table:table-cell>
          <table:table-cell table:formula="of:=SUM([.C6:.C11])" office:value-type="float" office:value="-0.0904260585658176">
            <text:p>-0.0904260586</text:p>
          </table:table-cell>
          <table:table-cell table:formula="of:=[.D11]*0.5*[.B11]" office:value-type="float" office:value="-0.0409104406779314">
            <text:p>-0.040910440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EXP(-0.04*(5-[.A12]))" office:value-type="float" office:value="0.923116346386636">
            <text:p>0.9231163464</text:p>
          </table:table-cell>
          <table:table-cell table:formula="of:=(1/[.A12])*([.B11]/[.B12]-1)" office:value-type="float" office:value="-0.00660044223108158">
            <text:p>-0.0066004422</text:p>
          </table:table-cell>
          <table:table-cell table:formula="of:=SUM([.C6:.C12])" office:value-type="float" office:value="-0.0970265007968992">
            <text:p>-0.0970265008</text:p>
          </table:table-cell>
          <table:table-cell table:formula="of:=[.D12]*0.5*[.B12]" office:value-type="float" office:value="-0.0447833744591568">
            <text:p>-0.0447833745</text:p>
          </table:table-cell>
          <table:table-cell table:number-columns-repeated="2"/>
        </table:table-row>
        <table:table-row table:style-name="ro2">
          <table:table-cell office:value-type="float" office:value="3.5">
            <text:p>3.5</text:p>
          </table:table-cell>
          <table:table-cell table:formula="of:=EXP(-0.04*(5-[.A13]))" office:value-type="float" office:value="0.941764533584249">
            <text:p>0.9417645336</text:p>
          </table:table-cell>
          <table:table-cell table:formula="of:=(1/[.A13])*([.B12]/[.B13]-1)" office:value-type="float" office:value="-0.00565752191235564">
            <text:p>-0.0056575219</text:p>
          </table:table-cell>
          <table:table-cell table:formula="of:=SUM([.C6:.C13])" office:value-type="float" office:value="-0.102684022709255">
            <text:p>-0.1026840227</text:p>
          </table:table-cell>
          <table:table-cell table:formula="of:=[.D13]*0.5*[.B13]" office:value-type="float" office:value="-0.0483520853766679">
            <text:p>-0.048352085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EXP(-0.04*(5-[.A14]))" office:value-type="float" office:value="0.960789439152323">
            <text:p>0.9607894392</text:p>
          </table:table-cell>
          <table:table-cell table:formula="of:=(1/[.A14])*([.B13]/[.B14]-1)" office:value-type="float" office:value="-0.00495033167331116">
            <text:p>-0.0049503317</text:p>
          </table:table-cell>
          <table:table-cell table:formula="of:=SUM([.C6:.C14])" office:value-type="float" office:value="-0.107634354382566">
            <text:p>-0.1076343544</text:p>
          </table:table-cell>
          <table:table-cell table:formula="of:=[.D14]*0.5*[.B14]" office:value-type="float" office:value="-0.051706975490374">
            <text:p>-0.0517069755</text:p>
          </table:table-cell>
          <table:table-cell table:number-columns-repeated="2"/>
        </table:table-row>
        <table:table-row table:style-name="ro2">
          <table:table-cell office:value-type="float" office:value="4.5">
            <text:p>4.5</text:p>
          </table:table-cell>
          <table:table-cell table:formula="of:=EXP(-0.04*(5-[.A15]))" office:value-type="float" office:value="0.980198673306755">
            <text:p>0.9801986733</text:p>
          </table:table-cell>
          <table:table-cell table:formula="of:=(1/[.A15])*([.B14]/[.B15]-1)" office:value-type="float" office:value="-0.00440029482072103">
            <text:p>-0.0044002948</text:p>
          </table:table-cell>
          <table:table-cell table:formula="of:=SUM([.C6:.C15])" office:value-type="float" office:value="-0.112034649203287">
            <text:p>-0.1120346492</text:p>
          </table:table-cell>
          <table:table-cell table:formula="of:=[.D15]*0.5*[.B15]" office:value-type="float" office:value="-0.0549081072567248">
            <text:p>-0.0549081073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EXP(-0.04*(5-[.A16]))" office:value-type="float" office:value="1">
            <text:p>1</text:p>
          </table:table-cell>
          <table:table-cell table:formula="of:=(1/[.A16])*([.B15]/[.B16]-1)" office:value-type="float" office:value="-0.00396026533864895">
            <text:p>-0.0039602653</text:p>
          </table:table-cell>
          <table:table-cell table:formula="of:=SUM([.C6:.C16])" office:value-type="float" office:value="-0.115994914541936">
            <text:p>-0.1159949145</text:p>
          </table:table-cell>
          <table:table-cell table:formula="of:=[.D16]*0.5*[.B16]" office:value-type="float" office:value="-0.057997457270968">
            <text:p>-0.05799745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Harding</meta:initial-creator>
    <meta:creation-date>2015-02-06T13:28:02</meta:creation-date>
    <dc:date>2015-02-06T17:53:49</dc:date>
    <dc:creator>Shane Harding</dc:creator>
    <meta:editing-duration>PT1H48M38S</meta:editing-duration>
    <meta:editing-cycles>1</meta:editing-cycles>
    <meta:document-statistic meta:table-count="1" meta:cell-count="66" meta:object-count="0"/>
    <meta:generator>LibreOffice/4.0.4.2$Linux_X86_64 LibreOffice_project/400m0$Build-2</meta:generator>
  </office:meta>
</office:document-meta>
</file>